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75pt"/>
    </style:style>
    <style:style style:name="co2" style:family="table-column">
      <style:table-column-properties fo:break-before="auto" style:column-width="71.49pt"/>
    </style:style>
    <style:style style:name="co3" style:family="table-column">
      <style:table-column-properties fo:break-before="auto" style:column-width="181.11pt"/>
    </style:style>
    <style:style style:name="co4" style:family="table-column">
      <style:table-column-properties fo:break-before="auto" style:column-width="252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Opera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book/{bookId}</text:p>
          </table:table-cell>
          <table:table-cell office:value-type="string" calcext:value-type="string">
            <text:p>Get by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book/{bookId}</text:p>
          </table:table-cell>
          <table:table-cell office:value-type="string" calcext:value-type="string">
            <text:p>Update by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book</text:p>
          </table:table-cell>
          <table:table-cell office:value-type="string" calcext:value-type="string">
            <text:p>Insert new Book Rec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book/{bookId}</text:p>
          </table:table-cell>
          <table:table-cell office:value-type="string" calcext:value-type="string">
            <text:p>Delete Book by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Autho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book/{bookId}/authors</text:p>
          </table:table-cell>
          <table:table-cell office:value-type="string" calcext:value-type="string">
            <text:p>Add Author(s) to 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Auth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book/{bookId}/authors</text:p>
          </table:table-cell>
          <table:table-cell office:value-type="string" calcext:value-type="string">
            <text:p>Delete Author(s) from Book by Author I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Authors, Contribution Type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book/{bookId}/author/{authorId}</text:p>
          </table:table-cell>
          <table:table-cell office:value-type="string" calcext:value-type="string">
            <text:p>Change the Contribution Type for an Author of a 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No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book/{bookId}/notes</text:p>
          </table:table-cell>
          <table:table-cell office:value-type="string" calcext:value-type="string">
            <text:p>Get all Notes by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Note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book/{bookId}/notes</text:p>
          </table:table-cell>
          <table:table-cell office:value-type="string" calcext:value-type="string">
            <text:p>Insert new Note by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Not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book/{bookId}/note/{noteId}</text:p>
          </table:table-cell>
          <table:table-cell office:value-type="string" calcext:value-type="string">
            <text:p>Update existing Note by Book ID and Note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No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book/{bookId}/note/{noteId}</text:p>
          </table:table-cell>
          <table:table-cell office:value-type="string" calcext:value-type="string">
            <text:p>Get a Note by Note ID and Book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s, Not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book/{bookId}/note/{noteId}</text:p>
          </table:table-cell>
          <table:table-cell office:value-type="string" calcext:value-type="string">
            <text:p>Delete a Note by Note ID and Book 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ho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uthor</text:span>/{authorId}</text:p>
          </table:table-cell>
          <table:table-cell office:value-type="string" calcext:value-type="string">
            <text:p>Get Author by Author 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ho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/author</text:span>/{authorId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uth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h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author</text:span>/{authorId}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ribution Typ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contributionType</text:span><text:span text:style-name="T2">/</text:span>{contributionTypeId}</text:p>
          </table:table-cell>
          <table:table-cell office:value-type="string" calcext:value-type="string">
            <text:p>Get Contribution Type by Contribution Type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ibution Typ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ontributionType</text:p>
          </table:table-cell>
          <table:table-cell office:value-type="string" calcext:value-type="string">
            <text:p>Get All Contribution Typ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ibution Typ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/contributionType</text:span><text:span text:style-name="T2">/</text:span>{contributionTypeId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ibution Type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contribution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ribution Typ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contributionType</text:span><text:span text:style-name="T2">/</text:span>{contributionTypeId}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5:21:57.437922504</meta:creation-date>
    <dc:date>2020-01-01T15:57:11.142577032</dc:date>
    <meta:editing-duration>PT4M43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